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7.447cm"/>
    </style:style>
    <style:style style:name="co13" style:family="table-column">
      <style:table-column-properties fo:break-before="auto" style:column-width="13.524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649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3.605cm" fo:break-before="auto" style:use-optimal-row-height="true"/>
    </style:style>
    <style:style style:name="ro16" style:family="table-row">
      <style:table-row-properties style:row-height="2.036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5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" table:number-columns-repeated="1016" table:default-cell-style-name="ce2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4" office:value-type="string" calcext:value-type="string">
            <text:p>ID</text:p>
          </table:table-cell>
          <table:table-cell table:style-name="ce48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49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49" office:value-type="string" calcext:value-type="string">
            <text:p>Pré-condições</text:p>
          </table:table-cell>
          <table:table-cell table:style-name="ce48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48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48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58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6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000”</text:p>
            <text:p>6- Clicar em Salvar</text:p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-100”</text:p>
            <text:p>6- Clicar em Salvar</text:p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eixar campo Employee ID vazio</text:p>
            <text:p>6- Clicar em Salvar</text:p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incapaz de ser feito, alto tempo de resposta para escrever muitos caracteres no campo</text:p>
          </table:table-cell>
          <table:table-cell table:number-columns-repeated="1017"/>
        </table:table-row>
        <table:table-row table:style-name="ro9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9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6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6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9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4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4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24"/>
        <table:table-column table:style-name="co16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20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50" calcext:value-type="float">
            <text:p>50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46" calcext:value-type="float">
            <text:p>46</text:p>
          </table:table-cell>
          <table:table-cell table:style-name="ce101" table:formula="of:=[.B4]/[.B3]" office:value-type="percentage" office:value="0.92" calcext:value-type="percentage">
            <text:p>92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4" calcext:value-type="float">
            <text:p>4</text:p>
          </table:table-cell>
          <table:table-cell table:style-name="ce101" table:formula="of:=[.B5]/[.B3]" office:value-type="percentage" office:value="0.08" calcext:value-type="percentage">
            <text:p>8,0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0" calcext:value-type="float">
            <text:p>0</text:p>
          </table:table-cell>
          <table:table-cell table:style-name="ce102" table:formula="of:=[.B6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7:10:04.0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2-05T19:48:58.093000000</dc:date>
    <meta:generator>LibreOffice/7.6.2.1$Windows_X86_64 LibreOffice_project/56f7684011345957bbf33a7ee678afaf4d2ba333</meta:generator>
    <meta:editing-duration>P3DT11H13M17S</meta:editing-duration>
    <meta:editing-cycles>35</meta:editing-cycles>
    <meta:document-statistic meta:table-count="4" meta:cell-count="3262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62cm" svg:y="0.656cm" svg:width="8.294cm" svg:height="6.32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46">
                <text:p>46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